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Πίνακας1" style:family="table">
      <style:table-properties style:width="17cm" table:align="margins"/>
    </style:style>
    <style:style style:name="Πίνακας1.A" style:family="table-column">
      <style:table-column-properties style:column-width="8.5cm" style:rel-column-width="32767*"/>
    </style:style>
    <style:style style:name="Πίνακας1.B" style:family="table-column">
      <style:table-column-properties style:column-width="8.5cm" style:rel-column-width="32768*"/>
    </style:style>
    <style:style style:name="Πίνακας1.A1" style:family="table-cell">
      <style:table-cell-properties fo:padding="0.097cm" fo:border-left="0.05pt solid #000000" fo:border-right="none" fo:border-top="0.05pt solid #000000" fo:border-bottom="0.05pt solid #000000"/>
    </style:style>
    <style:style style:name="Πίνακας1.B1" style:family="table-cell">
      <style:table-cell-properties fo:padding="0.097cm" fo:border="0.05pt solid #000000"/>
    </style:style>
    <style:style style:name="Πίνακας1.A2" style:family="table-cell">
      <style:table-cell-properties fo:padding="0.097cm" fo:border-left="0.05pt solid #000000" fo:border-right="none" fo:border-top="none" fo:border-bottom="0.05pt solid #000000"/>
    </style:style>
    <style:style style:name="Πίνακας1.B2" style:family="table-cell">
      <style:table-cell-properties fo:padding="0.097cm" fo:border-left="0.05pt solid #000000" fo:border-right="0.05pt solid #000000" fo:border-top="none" fo:border-bottom="0.05pt solid #000000"/>
    </style:style>
    <style:style style:name="Πίνακας2" style:family="table">
      <style:table-properties style:width="16.993cm" table:align="left"/>
    </style:style>
    <style:style style:name="Πίνακας2.A" style:family="table-column">
      <style:table-column-properties style:column-width="2.993cm"/>
    </style:style>
    <style:style style:name="Πίνακας2.B" style:family="table-column">
      <style:table-column-properties style:column-width="1.21cm"/>
    </style:style>
    <style:style style:name="Πίνακας2.C" style:family="table-column">
      <style:table-column-properties style:column-width="1.462cm"/>
    </style:style>
    <style:style style:name="Πίνακας2.D" style:family="table-column">
      <style:table-column-properties style:column-width="1.889cm"/>
    </style:style>
    <style:style style:name="Πίνακας2.I" style:family="table-column">
      <style:table-column-properties style:column-width="1.882cm"/>
    </style:style>
    <style:style style:name="Πίνακας2.A1" style:family="table-cell">
      <style:table-cell-properties fo:padding="0.097cm" fo:border-left="0.05pt solid #000000" fo:border-right="none" fo:border-top="0.05pt solid #000000" fo:border-bottom="none"/>
    </style:style>
    <style:style style:name="Πίνακας2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2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2.A2" style:family="table-cell">
      <style:table-cell-properties fo:padding="0.097cm" fo:border-left="0.05pt solid #000000" fo:border-right="none" fo:border-top="none" fo:border-bottom="0.05pt solid #000000"/>
    </style:style>
    <style:style style:name="Πίνακας2.B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2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2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3" style:family="table">
      <style:table-properties style:width="16.993cm" table:align="left"/>
    </style:style>
    <style:style style:name="Πίνακας3.A" style:family="table-column">
      <style:table-column-properties style:column-width="2.993cm"/>
    </style:style>
    <style:style style:name="Πίνακας3.B" style:family="table-column">
      <style:table-column-properties style:column-width="1.21cm"/>
    </style:style>
    <style:style style:name="Πίνακας3.C" style:family="table-column">
      <style:table-column-properties style:column-width="1.462cm"/>
    </style:style>
    <style:style style:name="Πίνακας3.D" style:family="table-column">
      <style:table-column-properties style:column-width="1.889cm"/>
    </style:style>
    <style:style style:name="Πίνακας3.I" style:family="table-column">
      <style:table-column-properties style:column-width="1.882cm"/>
    </style:style>
    <style:style style:name="Πίνακας3.A1" style:family="table-cell">
      <style:table-cell-properties fo:padding="0.097cm" fo:border-left="0.05pt solid #000000" fo:border-right="none" fo:border-top="0.05pt solid #000000" fo:border-bottom="none"/>
    </style:style>
    <style:style style:name="Πίνακας3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3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3.A2" style:family="table-cell">
      <style:table-cell-properties fo:padding="0.097cm" fo:border-left="0.05pt solid #000000" fo:border-right="none" fo:border-top="none" fo:border-bottom="0.05pt solid #000000"/>
    </style:style>
    <style:style style:name="Πίνακας3.B2" style:family="table-cell" style:data-style-name="N1">
      <style:table-cell-properties fo:padding="0.097cm" fo:border-left="0.05pt solid #000000" fo:border-right="none" fo:border-top="none" fo:border-bottom="0.05pt solid #000000"/>
    </style:style>
    <style:style style:name="Πίνακας3.C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Πίνακας3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Πίνακας4" style:family="table">
      <style:table-properties style:width="16.993cm" table:align="left"/>
    </style:style>
    <style:style style:name="Πίνακας4.A" style:family="table-column">
      <style:table-column-properties style:column-width="2.993cm"/>
    </style:style>
    <style:style style:name="Πίνακας4.B" style:family="table-column">
      <style:table-column-properties style:column-width="1.21cm"/>
    </style:style>
    <style:style style:name="Πίνακας4.C" style:family="table-column">
      <style:table-column-properties style:column-width="1.462cm"/>
    </style:style>
    <style:style style:name="Πίνακας4.D" style:family="table-column">
      <style:table-column-properties style:column-width="1.889cm"/>
    </style:style>
    <style:style style:name="Πίνακας4.I" style:family="table-column">
      <style:table-column-properties style:column-width="1.882cm"/>
    </style:style>
    <style:style style:name="Πίνακας4.A1" style:family="table-cell">
      <style:table-cell-properties fo:padding="0.097cm" fo:border-left="0.05pt solid #000000" fo:border-right="none" fo:border-top="0.05pt solid #000000" fo:border-bottom="none"/>
    </style:style>
    <style:style style:name="Πίνακας4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4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4.A2" style:family="table-cell">
      <style:table-cell-properties fo:padding="0.097cm" fo:border-left="0.05pt solid #000000" fo:border-right="none" fo:border-top="none" fo:border-bottom="0.05pt solid #000000"/>
    </style:style>
    <style:style style:name="Πίνακας4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4.I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5" style:family="table">
      <style:table-properties style:width="16.993cm" table:align="left"/>
    </style:style>
    <style:style style:name="Πίνακας5.A" style:family="table-column">
      <style:table-column-properties style:column-width="2.993cm"/>
    </style:style>
    <style:style style:name="Πίνακας5.B" style:family="table-column">
      <style:table-column-properties style:column-width="1.21cm"/>
    </style:style>
    <style:style style:name="Πίνακας5.C" style:family="table-column">
      <style:table-column-properties style:column-width="1.462cm"/>
    </style:style>
    <style:style style:name="Πίνακας5.D" style:family="table-column">
      <style:table-column-properties style:column-width="1.889cm"/>
    </style:style>
    <style:style style:name="Πίνακας5.I" style:family="table-column">
      <style:table-column-properties style:column-width="1.882cm"/>
    </style:style>
    <style:style style:name="Πίνακας5.A1" style:family="table-cell">
      <style:table-cell-properties fo:padding="0.097cm" fo:border-left="0.05pt solid #000000" fo:border-right="none" fo:border-top="0.05pt solid #000000" fo:border-bottom="none"/>
    </style:style>
    <style:style style:name="Πίνακας5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5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5.A2" style:family="table-cell">
      <style:table-cell-properties fo:padding="0.097cm" fo:border-left="0.05pt solid #000000" fo:border-right="none" fo:border-top="none" fo:border-bottom="0.05pt solid #000000"/>
    </style:style>
    <style:style style:name="Πίνακας5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5.I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6" style:family="table">
      <style:table-properties style:width="16.993cm" table:align="left"/>
    </style:style>
    <style:style style:name="Πίνακας6.A" style:family="table-column">
      <style:table-column-properties style:column-width="2.993cm"/>
    </style:style>
    <style:style style:name="Πίνακας6.B" style:family="table-column">
      <style:table-column-properties style:column-width="1.406cm"/>
    </style:style>
    <style:style style:name="Πίνακας6.C" style:family="table-column">
      <style:table-column-properties style:column-width="1.603cm"/>
    </style:style>
    <style:style style:name="Πίνακας6.D" style:family="table-column">
      <style:table-column-properties style:column-width="1.552cm"/>
    </style:style>
    <style:style style:name="Πίνακας6.E" style:family="table-column">
      <style:table-column-properties style:column-width="1.889cm"/>
    </style:style>
    <style:style style:name="Πίνακας6.I" style:family="table-column">
      <style:table-column-properties style:column-width="1.882cm"/>
    </style:style>
    <style:style style:name="Πίνακας6.A1" style:family="table-cell">
      <style:table-cell-properties fo:padding="0.097cm" fo:border-left="0.05pt solid #000000" fo:border-right="none" fo:border-top="0.05pt solid #000000" fo:border-bottom="none"/>
    </style:style>
    <style:style style:name="Πίνακας6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6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6.A2" style:family="table-cell">
      <style:table-cell-properties fo:padding="0.097cm" fo:border-left="0.05pt solid #000000" fo:border-right="none" fo:border-top="none" fo:border-bottom="0.05pt solid #000000"/>
    </style:style>
    <style:style style:name="Πίνακας6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6.I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Πίνακας7" style:family="table">
      <style:table-properties style:width="16.993cm" table:align="left"/>
    </style:style>
    <style:style style:name="Πίνακας7.A" style:family="table-column">
      <style:table-column-properties style:column-width="2.993cm"/>
    </style:style>
    <style:style style:name="Πίνακας7.B" style:family="table-column">
      <style:table-column-properties style:column-width="1.603cm"/>
    </style:style>
    <style:style style:name="Πίνακας7.C" style:family="table-column">
      <style:table-column-properties style:column-width="1.406cm"/>
    </style:style>
    <style:style style:name="Πίνακας7.D" style:family="table-column">
      <style:table-column-properties style:column-width="1.552cm"/>
    </style:style>
    <style:style style:name="Πίνακας7.E" style:family="table-column">
      <style:table-column-properties style:column-width="1.889cm"/>
    </style:style>
    <style:style style:name="Πίνακας7.I" style:family="table-column">
      <style:table-column-properties style:column-width="1.882cm"/>
    </style:style>
    <style:style style:name="Πίνακας7.A1" style:family="table-cell">
      <style:table-cell-properties fo:padding="0.097cm" fo:border-left="0.05pt solid #000000" fo:border-right="none" fo:border-top="0.05pt solid #000000" fo:border-bottom="none"/>
    </style:style>
    <style:style style:name="Πίνακας7.B1" style:family="table-cell" style:data-style-name="N0">
      <style:table-cell-properties fo:padding="0.097cm" fo:border-left="0.05pt solid #000000" fo:border-right="none" fo:border-top="0.05pt solid #000000" fo:border-bottom="none"/>
    </style:style>
    <style:style style:name="Πίνακας7.I1" style:family="table-cell" style:data-style-name="N0">
      <style:table-cell-properties fo:padding="0.097cm" fo:border-left="0.05pt solid #000000" fo:border-right="0.05pt solid #000000" fo:border-top="0.05pt solid #000000" fo:border-bottom="none"/>
    </style:style>
    <style:style style:name="Πίνακας7.A2" style:family="table-cell">
      <style:table-cell-properties fo:padding="0.097cm" fo:border-left="0.05pt solid #000000" fo:border-right="none" fo:border-top="none" fo:border-bottom="0.05pt solid #000000"/>
    </style:style>
    <style:style style:name="Πίνακας7.B2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Πίνακας7.I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 officeooo:rsid="000d1a87" officeooo:paragraph-rsid="001a0e1c"/>
    </style:style>
    <style:style style:name="P2" style:family="paragraph" style:parent-style-name="Standard">
      <style:text-properties fo:language="el" fo:country="GR" officeooo:rsid="001878d3" officeooo:paragraph-rsid="001878d3"/>
    </style:style>
    <style:style style:name="P3" style:family="paragraph" style:parent-style-name="Standard">
      <style:text-properties fo:language="el" fo:country="GR" officeooo:rsid="001878d3" officeooo:paragraph-rsid="001adeee"/>
    </style:style>
    <style:style style:name="P4" style:family="paragraph" style:parent-style-name="Standard">
      <style:text-properties fo:language="el" fo:country="GR" officeooo:rsid="001b627d" officeooo:paragraph-rsid="001878d3"/>
    </style:style>
    <style:style style:name="P5" style:family="paragraph" style:parent-style-name="Table_20_Contents">
      <style:text-properties officeooo:rsid="001a0e1c" officeooo:paragraph-rsid="001a0e1c"/>
    </style:style>
    <style:style style:name="P6" style:family="paragraph" style:parent-style-name="Table_20_Contents">
      <style:text-properties officeooo:paragraph-rsid="001a0e1c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d9950" officeooo:paragraph-rsid="001d9950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d9950" officeooo:paragraph-rsid="0024b34f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d9950" officeooo:paragraph-rsid="00258309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d9950" officeooo:paragraph-rsid="0026effb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d9950" officeooo:paragraph-rsid="002e2677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1d9950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4b34f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58309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6effb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en" fo:country="US" officeooo:rsid="001d9950" officeooo:paragraph-rsid="002e2677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29c32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4b34f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58309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6effb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fo:language="en" fo:country="US" officeooo:rsid="00229c32" officeooo:paragraph-rsid="002e2677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en" fo:country="US" officeooo:rsid="0024b34f" officeooo:paragraph-rsid="0024b34f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en" fo:country="US" officeooo:rsid="0024b34f" officeooo:paragraph-rsid="00258309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en" fo:country="US" officeooo:rsid="0024b34f" officeooo:paragraph-rsid="0026effb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en" fo:country="US" officeooo:rsid="0024b34f" officeooo:paragraph-rsid="002e2677" style:font-size-asian="10.5pt" style:font-size-complex="12pt"/>
    </style:style>
    <style:style style:name="P26" style:family="paragraph" style:parent-style-name="Standard">
      <style:text-properties fo:language="el" fo:country="GR" officeooo:rsid="001adeee" officeooo:paragraph-rsid="001adeee"/>
    </style:style>
    <style:style style:name="P27" style:family="paragraph" style:parent-style-name="Standard">
      <style:text-properties fo:language="el" fo:country="GR" officeooo:rsid="001878d3" officeooo:paragraph-rsid="001adeee"/>
    </style:style>
    <style:style style:name="P28" style:family="paragraph" style:parent-style-name="Standard">
      <style:text-properties fo:language="el" fo:country="GR" officeooo:rsid="001b627d" officeooo:paragraph-rsid="001b627d"/>
    </style:style>
    <style:style style:name="P29" style:family="paragraph" style:parent-style-name="Standard">
      <style:text-properties fo:language="en" fo:country="US" officeooo:rsid="000d5279" officeooo:paragraph-rsid="001a0e1c"/>
    </style:style>
    <style:style style:name="P30" style:family="paragraph" style:parent-style-name="Standard">
      <style:text-properties fo:language="en" fo:country="US" officeooo:rsid="000eeece" officeooo:paragraph-rsid="001a0e1c"/>
    </style:style>
    <style:style style:name="P31" style:family="paragraph" style:parent-style-name="Standard">
      <style:text-properties fo:language="en" fo:country="US" officeooo:rsid="001097d1" officeooo:paragraph-rsid="001a0e1c"/>
    </style:style>
    <style:style style:name="P32" style:family="paragraph" style:parent-style-name="Standard">
      <style:text-properties fo:language="en" fo:country="US" officeooo:rsid="0012206c" officeooo:paragraph-rsid="001a0e1c"/>
    </style:style>
    <style:style style:name="P33" style:family="paragraph" style:parent-style-name="Standard">
      <style:paragraph-properties fo:text-align="center" style:justify-single-word="false"/>
      <style:text-properties fo:font-size="14pt" fo:language="el" fo:country="GR" officeooo:rsid="001c5012" officeooo:paragraph-rsid="001c5012" style:font-size-asian="14pt" style:font-size-complex="14pt"/>
    </style:style>
    <style:style style:name="P34" style:family="paragraph" style:parent-style-name="Standard">
      <style:paragraph-properties fo:text-align="center" style:justify-single-word="false"/>
      <style:text-properties fo:font-size="14pt" fo:language="el" fo:country="GR" officeooo:rsid="001caab6" officeooo:paragraph-rsid="001caab6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fo:font-size="14pt" fo:language="en" fo:country="US" officeooo:rsid="001d8dff" officeooo:paragraph-rsid="001d8dff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8dff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1d9950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4b34f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58309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6effb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fo:language="en" fo:country="US" officeooo:rsid="001d8dff" officeooo:paragraph-rsid="002e2677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language="en" fo:country="US" officeooo:rsid="00360523" officeooo:paragraph-rsid="00360523" style:font-size-asian="10.5pt" style:font-size-complex="12pt"/>
    </style:style>
    <style:style style:name="P43" style:family="paragraph" style:parent-style-name="Standard">
      <style:paragraph-properties fo:text-align="center" style:justify-single-word="false"/>
      <style:text-properties officeooo:paragraph-rsid="002e2677"/>
    </style:style>
    <style:style style:name="P44" style:family="paragraph" style:parent-style-name="Standard">
      <style:text-properties officeooo:paragraph-rsid="002e267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5279"/>
    </style:style>
    <style:style style:name="T3" style:family="text">
      <style:text-properties fo:language="en" fo:country="US" officeooo:rsid="001097d1"/>
    </style:style>
    <style:style style:name="T4" style:family="text">
      <style:text-properties fo:language="en" fo:country="US" officeooo:rsid="00111982"/>
    </style:style>
    <style:style style:name="T5" style:family="text">
      <style:text-properties fo:language="en" fo:country="US" officeooo:rsid="001a0e1c"/>
    </style:style>
    <style:style style:name="T6" style:family="text">
      <style:text-properties fo:language="en" fo:country="US" officeooo:rsid="001adeee"/>
    </style:style>
    <style:style style:name="T7" style:family="text">
      <style:text-properties fo:language="en" fo:country="US" officeooo:rsid="001d8dff"/>
    </style:style>
    <style:style style:name="T8" style:family="text">
      <style:text-properties fo:language="en" fo:country="US" officeooo:rsid="00229c32"/>
    </style:style>
    <style:style style:name="T9" style:family="text">
      <style:text-properties fo:language="en" fo:country="US" officeooo:rsid="0024b34f"/>
    </style:style>
    <style:style style:name="T10" style:family="text">
      <style:text-properties fo:language="en" fo:country="US" officeooo:rsid="0025ed83"/>
    </style:style>
    <style:style style:name="T11" style:family="text">
      <style:text-properties fo:language="en" fo:country="US" officeooo:rsid="002d7b82"/>
    </style:style>
    <style:style style:name="T12" style:family="text">
      <style:text-properties fo:language="en" fo:country="US" officeooo:rsid="00342a2e"/>
    </style:style>
    <style:style style:name="T13" style:family="text">
      <style:text-properties fo:language="en" fo:country="US" officeooo:rsid="0037b608"/>
    </style:style>
    <style:style style:name="T14" style:family="text">
      <style:text-properties fo:language="el" fo:country="GR"/>
    </style:style>
    <style:style style:name="T15" style:family="text">
      <style:text-properties fo:language="el" fo:country="GR" officeooo:rsid="0037b608"/>
    </style:style>
    <style:style style:name="T16" style:family="text">
      <style:text-properties officeooo:rsid="000d5279"/>
    </style:style>
    <style:style style:name="T17" style:family="text">
      <style:text-properties officeooo:rsid="001a0e1c"/>
    </style:style>
    <style:style style:name="T18" style:family="text">
      <style:text-properties officeooo:rsid="001adeee"/>
    </style:style>
    <style:style style:name="T19" style:family="text">
      <style:text-properties officeooo:rsid="001d8dff"/>
    </style:style>
    <style:style style:name="T20" style:family="text">
      <style:text-properties officeooo:rsid="0024b34f"/>
    </style:style>
    <style:style style:name="T21" style:family="text">
      <style:text-properties officeooo:rsid="0025ed83"/>
    </style:style>
    <style:style style:name="T22" style:family="text">
      <style:text-properties officeooo:rsid="0027d05f"/>
    </style:style>
    <style:style style:name="T23" style:family="text">
      <style:text-properties officeooo:rsid="00290ede"/>
    </style:style>
    <style:style style:name="T24" style:family="text">
      <style:text-properties officeooo:rsid="00294e0d"/>
    </style:style>
    <style:style style:name="T25" style:family="text">
      <style:text-properties officeooo:rsid="002b1a51"/>
    </style:style>
    <style:style style:name="T26" style:family="text">
      <style:text-properties officeooo:rsid="002bbead"/>
    </style:style>
    <style:style style:name="T27" style:family="text">
      <style:text-properties officeooo:rsid="00301b4e"/>
    </style:style>
    <style:style style:name="T28" style:family="text">
      <style:text-properties officeooo:rsid="00315ed2"/>
    </style:style>
    <style:style style:name="T29" style:family="text">
      <style:text-properties officeooo:rsid="0032f575"/>
    </style:style>
    <style:style style:name="T30" style:family="text">
      <style:text-properties officeooo:rsid="0037b608"/>
    </style: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7">
      <number:number number:decimal-places="3" loext:min-decimal-places="3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ΙΙ. Ακολουθιακό Πρόγραμμα</text:p>
      <text:p text:style-name="P3"/>
      <text:p text:style-name="P3">Αρχικά, το ακολουθιακό πρόβλημα τρέχει για <text:span text:style-name="T1">0.875 </text:span>δευτερόλεπτα για το μέγεθος πίνακα 840<text:span text:style-name="T1">x840</text:span>. Μεταφέροντας το σώμα της συνάρτησης <text:span text:style-name="T1">one_jacobi_iteration </text:span>στο εσωτερικό του βρόχου <text:span text:style-name="T1">while, </text:span>και μεταφέροντας τον υπολογισμό των <text:span text:style-name="T1">cx, cy, cc </text:span><text:span text:style-name="T17">ακριβώς έξω από αυτόν, </text:span>παίρνουμε <text:span text:style-name="T17">χρόνο 0.838 δευτερολέπτων. Άλλος περιττός επαναϋπολογισμός είναι αυτός των </text:span><text:span text:style-name="T5">fX^2, fY^2 </text:span><text:span text:style-name="T17">και </text:span><text:span text:style-name="T5">f. </text:span><text:span text:style-name="T17">Η βελτιστοποίηση που επιλέξαμε ήταν η εξής:</text:span> <text:span text:style-name="T1"><text:s/></text:span><text:span text:style-name="T17">κρατήσαμε τα </text:span><text:span text:style-name="T5">fX^2 </text:span><text:span text:style-name="T17">και </text:span><text:span text:style-name="T5">fY^2 </text:span><text:span text:style-name="T17">σε δύο διανύσματα μήκους 1</text:span><text:span text:style-name="T5">xn </text:span><text:span text:style-name="T17">και 1</text:span><text:span text:style-name="T5">xm </text:span><text:span text:style-name="T17">αντίστοιχα. Ιδανικά, θα θέλαμε να κρατούσαμε το </text:span><text:span text:style-name="T5">f </text:span><text:span text:style-name="T17">για κάθε θέση του </text:span><text:span text:style-name="T5">nxm </text:span><text:span text:style-name="T17">πίνακα, όμως αυτό είναι ασύμφορο από πλευράς μνήμης, αφού χρειάζεται ένας ακόμη </text:span><text:span text:style-name="T5">nxm </text:span><text:span text:style-name="T17">πίνακας και αυτό είναι αδύνατον να συμβεί για το μεγαλύτερο μέγεθος προβλήματος. Μόνο με τα δύο διανύσματα αυτά πετυχαίνουμε και πάλι εξαιρετική μείωση στην απόδοση. Η αρχικοποίησή τους και η πρώτη επανάληψη της </text:span><text:span text:style-name="T6">Jacobi SOR </text:span><text:span text:style-name="T18">γίνονται ταυτόχρονα. Κατόπιν, ο βρόχος </text:span><text:span text:style-name="T6">while </text:span><text:span text:style-name="T18">κάνει 39 επαναλήψεις, στις οποίες χρησιμοποιούνται τα στοιχεία από τα διανύσματα </text:span><text:span text:style-name="T6">fXsquared </text:span><text:span text:style-name="T18">και </text:span><text:span text:style-name="T6">fYsquared</text:span><text:span text:style-name="T18">.</text:span></text:p>
      <text:p text:style-name="P3"/>
      <text:p text:style-name="P26">Οι χρόνοι για όλα τα μεγέθη προβλήματος ακολουθούν:</text:p>
      <text:p text:style-name="P2"/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5">Μέγεθος Προβλήματος</text:p>
          </table:table-cell>
          <table:table-cell table:style-name="Πίνακας1.B1" office:value-type="string">
            <text:p text:style-name="P5">Χρόνος</text:p>
          </table:table-cell>
        </table:table-row>
        <table:table-row>
          <table:table-cell table:style-name="Πίνακας1.A2" office:value-type="string">
            <text:p text:style-name="P1"><text:span text:style-name="T16">840</text:span><text:span text:style-name="T2">x840</text:span></text:p>
          </table:table-cell>
          <table:table-cell table:style-name="Πίνακας1.B2" office:value-type="string">
            <text:p text:style-name="P6"><text:span text:style-name="T2">0.486 </text:span><text:span text:style-name="T5">sec</text:span></text:p>
          </table:table-cell>
        </table:table-row>
        <table:table-row>
          <table:table-cell table:style-name="Πίνακας1.A2" office:value-type="string">
            <text:p text:style-name="P29">1680x1680</text:p>
          </table:table-cell>
          <table:table-cell table:style-name="Πίνακας1.B2" office:value-type="string">
            <text:p text:style-name="P29">1.802 sec</text:p>
          </table:table-cell>
        </table:table-row>
        <table:table-row>
          <table:table-cell table:style-name="Πίνακας1.A2" office:value-type="string">
            <text:p text:style-name="P29">3360x3360</text:p>
          </table:table-cell>
          <table:table-cell table:style-name="Πίνακας1.B2" office:value-type="string">
            <text:p text:style-name="P29">7.064 sec</text:p>
          </table:table-cell>
        </table:table-row>
        <table:table-row>
          <table:table-cell table:style-name="Πίνακας1.A2" office:value-type="string">
            <text:p text:style-name="P30">6720x6720</text:p>
          </table:table-cell>
          <table:table-cell table:style-name="Πίνακας1.B2" office:value-type="string">
            <text:p text:style-name="P30">28.085 sec</text:p>
          </table:table-cell>
        </table:table-row>
        <table:table-row>
          <table:table-cell table:style-name="Πίνακας1.A2" office:value-type="string">
            <text:p text:style-name="P31">13440x13440</text:p>
          </table:table-cell>
          <table:table-cell table:style-name="Πίνακας1.B2" office:value-type="string">
            <text:p text:style-name="P1"><text:span text:style-name="T4">112.305</text:span><text:span text:style-name="T3"> sec</text:span></text:p>
          </table:table-cell>
        </table:table-row>
        <table:table-row>
          <table:table-cell table:style-name="Πίνακας1.A2" office:value-type="string">
            <text:p text:style-name="P32">26880x26880</text:p>
          </table:table-cell>
          <table:table-cell table:style-name="Πίνακας1.B2" office:value-type="string">
            <text:p text:style-name="P32">449.683 sec</text:p>
          </table:table-cell>
        </table:table-row>
      </table:table>
      <text:p text:style-name="P4"/>
      <text:p text:style-name="P28">Δοκιμάσαμε ο υπολογισμός της <text:span text:style-name="T1">f </text:span>να μην ανατίθεται σε ενδιάμεση μεταβλητή, και αντί αυτού να γίνεται μέσα στον υπολογισμό της <text:span text:style-name="T1">updateVal. </text:span>Για το μικρότερο μέγεθος πίνακα είχαμε αύξηση από τα <text:span text:style-name="T1">0.486 </text:span>στα <text:span text:style-name="T1">0.504 </text:span>δευτερόλεπτα, επομένως δεν συνεχίσαμε τις μετρήσεις για τα μεγαλύτερα μεγέθη και απορρίψαμε την αλλαγή.</text:p>
      <text:p text:style-name="P28"/>
      <text:p text:style-name="P34">ΙΙΙ. Σχεδιασμός <text:span text:style-name="T1">MPI </text:span>Παραλληλοποίησης</text:p>
      <text:p text:style-name="P34"/>
      <text:p text:style-name="P34"><text:span text:style-name="T7">IV. </text:span><text:span text:style-name="T19">Βελτιστοποίηση ΜΡΙ Κώδικα</text:span></text:p>
      <text:p text:style-name="P34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V. <text:span text:style-name="T14">Μετρήσεις ΜΡΙ Κώδικα</text:span></text:p>
      <text:p text:style-name="P35"><text:span text:style-name="T14"/></text:p>
      <text:p text:style-name="P42">A) <text:span text:style-name="T14">Με την </text:span>MPI_Allreduce <text:span text:style-name="T14">ενεργοποιημένη</text:span></text:p>
      <text:p text:style-name="P36"><text:span text:style-name="T14"/></text:p>
      <text:p text:style-name="P36"><text:span text:style-name="T14">1) Μέγεθος προβλήματος: 840</text:span>x840</text:p>
      <text:p text:style-name="P36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column table:style-name="Πίνακας2.D" table:number-columns-repeated="5"/>
        <table:table-column table:style-name="Πίνακας2.I"/>
        <table:table-row>
          <table:table-cell table:style-name="Πίνακας2.A1" office:value-type="string">
            <text:p text:style-name="P12"># Proc. </text:p>
          </table:table-cell>
          <table:table-cell table:style-name="Πίνακας2.B1" office:value-type="float" office:value="4">
            <text:p text:style-name="P12">4</text:p>
          </table:table-cell>
          <table:table-cell table:style-name="Πίνακας2.B1" office:value-type="float" office:value="9">
            <text:p text:style-name="P12">9</text:p>
          </table:table-cell>
          <table:table-cell table:style-name="Πίνακας2.B1" office:value-type="float" office:value="16">
            <text:p text:style-name="P12">16</text:p>
          </table:table-cell>
          <table:table-cell table:style-name="Πίνακας2.B1" office:value-type="float" office:value="25">
            <text:p text:style-name="P12">25</text:p>
          </table:table-cell>
          <table:table-cell table:style-name="Πίνακας2.B1" office:value-type="float" office:value="36">
            <text:p text:style-name="P12">36</text:p>
          </table:table-cell>
          <table:table-cell table:style-name="Πίνακας2.B1" office:value-type="float" office:value="49">
            <text:p text:style-name="P12">49</text:p>
          </table:table-cell>
          <table:table-cell table:style-name="Πίνακας2.B1" office:value-type="float" office:value="64">
            <text:p text:style-name="P12">64</text:p>
          </table:table-cell>
          <table:table-cell table:style-name="Πίνακας2.I1" office:value-type="float" office:value="80">
            <text:p text:style-name="P12">80</text:p>
          </table:table-cell>
        </table:table-row>
        <table:table-row>
          <table:table-cell table:style-name="Πίνακας2.A2" office:value-type="string">
            <text:p text:style-name="P12">Time(msec)</text:p>
          </table:table-cell>
          <table:table-cell table:style-name="Πίνακας2.B2" office:value-type="float" office:value="127">
            <text:p text:style-name="P7">127</text:p>
          </table:table-cell>
          <table:table-cell table:style-name="Πίνακας2.C2" office:value-type="float" office:value="74">
            <text:p text:style-name="P7">74</text:p>
          </table:table-cell>
          <table:table-cell table:style-name="Πίνακας2.C2" office:value-type="float" office:value="57">
            <text:p text:style-name="P7">57</text:p>
          </table:table-cell>
          <table:table-cell table:style-name="Πίνακας2.C2" office:value-type="float" office:value="66">
            <text:p text:style-name="P7">66</text:p>
          </table:table-cell>
          <table:table-cell table:style-name="Πίνακας2.C2" office:value-type="float" office:value="85">
            <text:p text:style-name="P7">85</text:p>
          </table:table-cell>
          <table:table-cell table:style-name="Πίνακας2.C2" office:value-type="float" office:value="73">
            <text:p text:style-name="P7">73</text:p>
          </table:table-cell>
          <table:table-cell table:style-name="Πίνακας2.C2" office:value-type="float" office:value="50">
            <text:p text:style-name="P7">50</text:p>
          </table:table-cell>
          <table:table-cell table:style-name="Πίνακας2.I2" office:value-type="float" office:value="108">
            <text:p text:style-name="P7">108</text:p>
          </table:table-cell>
        </table:table-row>
      </table:table>
      <text:p text:style-name="P36"/>
      <text:p text:style-name="P36">2<text:span text:style-name="T14">) Μέγεθος προβλήματος: </text:span>16<text:span text:style-name="T14">80</text:span>x1680</text:p>
      <text:p text:style-name="P36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column table:style-name="Πίνακας3.D" table:number-columns-repeated="5"/>
        <table:table-column table:style-name="Πίνακας3.I"/>
        <table:table-row>
          <table:table-cell table:style-name="Πίνακας3.A1" office:value-type="string">
            <text:p text:style-name="P12"># Proc. </text:p>
          </table:table-cell>
          <table:table-cell table:style-name="Πίνακας3.B1" office:value-type="float" office:value="4">
            <text:p text:style-name="P12">4</text:p>
          </table:table-cell>
          <table:table-cell table:style-name="Πίνακας3.B1" office:value-type="float" office:value="9">
            <text:p text:style-name="P12">9</text:p>
          </table:table-cell>
          <table:table-cell table:style-name="Πίνακας3.B1" office:value-type="float" office:value="16">
            <text:p text:style-name="P12">16</text:p>
          </table:table-cell>
          <table:table-cell table:style-name="Πίνακας3.B1" office:value-type="float" office:value="25">
            <text:p text:style-name="P12">25</text:p>
          </table:table-cell>
          <table:table-cell table:style-name="Πίνακας3.B1" office:value-type="float" office:value="36">
            <text:p text:style-name="P12">36</text:p>
          </table:table-cell>
          <table:table-cell table:style-name="Πίνακας3.B1" office:value-type="float" office:value="49">
            <text:p text:style-name="P12">49</text:p>
          </table:table-cell>
          <table:table-cell table:style-name="Πίνακας3.B1" office:value-type="float" office:value="64">
            <text:p text:style-name="P12">64</text:p>
          </table:table-cell>
          <table:table-cell table:style-name="Πίνακας3.I1" office:value-type="float" office:value="80">
            <text:p text:style-name="P12">80</text:p>
          </table:table-cell>
        </table:table-row>
        <table:table-row>
          <table:table-cell table:style-name="Πίνακας3.A2" office:value-type="string">
            <text:p text:style-name="P12">Time(msec)</text:p>
          </table:table-cell>
          <table:table-cell table:style-name="Πίνακας3.B2" office:value-type="float" office:value="506">
            <text:p text:style-name="P17">506</text:p>
          </table:table-cell>
          <table:table-cell table:style-name="Πίνακας3.C2" office:value-type="float" office:value="246">
            <text:p text:style-name="P17">246</text:p>
          </table:table-cell>
          <table:table-cell table:style-name="Πίνακας3.C2" office:value-type="float" office:value="163">
            <text:p text:style-name="P17">163</text:p>
          </table:table-cell>
          <table:table-cell table:style-name="Πίνακας3.C2" office:value-type="float" office:value="136">
            <text:p text:style-name="P17">136</text:p>
          </table:table-cell>
          <table:table-cell table:style-name="Πίνακας3.C2" office:value-type="float" office:value="125">
            <text:p text:style-name="P17">125</text:p>
          </table:table-cell>
          <table:table-cell table:style-name="Πίνακας3.C2" office:value-type="float" office:value="115">
            <text:p text:style-name="P17">115</text:p>
          </table:table-cell>
          <table:table-cell table:style-name="Πίνακας3.C2" office:value-type="float" office:value="90">
            <text:p text:style-name="P17">90</text:p>
          </table:table-cell>
          <table:table-cell table:style-name="Πίνακας3.I2" office:value-type="float" office:value="119">
            <text:p text:style-name="P7">1<text:span text:style-name="T8">19</text:span></text:p>
          </table:table-cell>
        </table:table-row>
      </table:table>
      <text:p text:style-name="P37"/>
      <text:p text:style-name="P36"/>
      <text:p text:style-name="P36">3<text:span text:style-name="T14">) Μέγεθος προβλήματος: </text:span>336<text:span text:style-name="T14">0</text:span>x3360</text:p>
      <text:p text:style-name="P38"/>
      <table:table table:name="Πίνακας4" table:style-name="Πίνακας4">
        <table:table-column table:style-name="Πίνακας4.A"/>
        <table:table-column table:style-name="Πίνακας4.B"/>
        <table:table-column table:style-name="Πίνακας4.C"/>
        <table:table-column table:style-name="Πίνακας4.D" table:number-columns-repeated="5"/>
        <table:table-column table:style-name="Πίνακας4.I"/>
        <table:table-row>
          <table:table-cell table:style-name="Πίνακας4.A1" office:value-type="string">
            <text:p text:style-name="P13"># Proc. </text:p>
          </table:table-cell>
          <table:table-cell table:style-name="Πίνακας4.B1" office:value-type="float" office:value="4">
            <text:p text:style-name="P13">4</text:p>
          </table:table-cell>
          <table:table-cell table:style-name="Πίνακας4.B1" office:value-type="float" office:value="9">
            <text:p text:style-name="P13">9</text:p>
          </table:table-cell>
          <table:table-cell table:style-name="Πίνακας4.B1" office:value-type="float" office:value="16">
            <text:p text:style-name="P13">16</text:p>
          </table:table-cell>
          <table:table-cell table:style-name="Πίνακας4.B1" office:value-type="float" office:value="25">
            <text:p text:style-name="P13">25</text:p>
          </table:table-cell>
          <table:table-cell table:style-name="Πίνακας4.B1" office:value-type="float" office:value="36">
            <text:p text:style-name="P13">36</text:p>
          </table:table-cell>
          <table:table-cell table:style-name="Πίνακας4.B1" office:value-type="float" office:value="49">
            <text:p text:style-name="P13">49</text:p>
          </table:table-cell>
          <table:table-cell table:style-name="Πίνακας4.B1" office:value-type="float" office:value="64">
            <text:p text:style-name="P13">64</text:p>
          </table:table-cell>
          <table:table-cell table:style-name="Πίνακας4.I1" office:value-type="float" office:value="80">
            <text:p text:style-name="P13">80</text:p>
          </table:table-cell>
        </table:table-row>
        <table:table-row>
          <table:table-cell table:style-name="Πίνακας4.A2" office:value-type="string">
            <text:p text:style-name="P13">Time(<text:span text:style-name="T20">sec, </text:span>msec)</text:p>
          </table:table-cell>
          <table:table-cell table:style-name="Πίνακας4.B2" office:value-type="float" office:value="1.984">
            <text:p text:style-name="P18">1,984</text:p>
          </table:table-cell>
          <table:table-cell table:style-name="Πίνακας4.B2" office:value-type="float" office:value="1.177">
            <text:p text:style-name="P22">1,177</text:p>
          </table:table-cell>
          <table:table-cell table:style-name="Πίνακας4.B2" office:value-type="float" office:value="0.927">
            <text:p text:style-name="P22">0,927</text:p>
          </table:table-cell>
          <table:table-cell table:style-name="Πίνακας4.B2" office:value-type="float" office:value="0.566">
            <text:p text:style-name="P18"><text:span text:style-name="T20">0</text:span>,<text:span text:style-name="T20">566</text:span></text:p>
          </table:table-cell>
          <table:table-cell table:style-name="Πίνακας4.B2" office:value-type="float" office:value="0.428">
            <text:p text:style-name="P18"><text:span text:style-name="T20">0</text:span>,<text:span text:style-name="T20">428</text:span></text:p>
          </table:table-cell>
          <table:table-cell table:style-name="Πίνακας4.B2" office:value-type="float" office:value="0.261">
            <text:p text:style-name="P18"><text:span text:style-name="T20">0</text:span>,<text:span text:style-name="T20">261</text:span></text:p>
          </table:table-cell>
          <table:table-cell table:style-name="Πίνακας4.B2" office:value-type="float" office:value="0.182">
            <text:p text:style-name="P18">0,<text:span text:style-name="T20">182</text:span></text:p>
          </table:table-cell>
          <table:table-cell table:style-name="Πίνακας4.I2" office:value-type="float" office:value="0.191">
            <text:p text:style-name="P8"><text:span text:style-name="T9">0</text:span><text:span text:style-name="T8">,</text:span><text:span text:style-name="T9">191</text:span></text:p>
          </table:table-cell>
        </table:table-row>
      </table:table>
      <text:p text:style-name="P38"/>
      <text:p text:style-name="P36">4<text:span text:style-name="T14">) Μέγεθος προβλήματος: </text:span>672<text:span text:style-name="T14">0</text:span>x6720</text:p>
      <text:p text:style-name="P39"/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column table:style-name="Πίνακας5.D" table:number-columns-repeated="5"/>
        <table:table-column table:style-name="Πίνακας5.I"/>
        <table:table-row>
          <table:table-cell table:style-name="Πίνακας5.A1" office:value-type="string">
            <text:p text:style-name="P14"># Proc. </text:p>
          </table:table-cell>
          <table:table-cell table:style-name="Πίνακας5.B1" office:value-type="float" office:value="4">
            <text:p text:style-name="P14">4</text:p>
          </table:table-cell>
          <table:table-cell table:style-name="Πίνακας5.B1" office:value-type="float" office:value="9">
            <text:p text:style-name="P14">9</text:p>
          </table:table-cell>
          <table:table-cell table:style-name="Πίνακας5.B1" office:value-type="float" office:value="16">
            <text:p text:style-name="P14">16</text:p>
          </table:table-cell>
          <table:table-cell table:style-name="Πίνακας5.B1" office:value-type="float" office:value="25">
            <text:p text:style-name="P14">25</text:p>
          </table:table-cell>
          <table:table-cell table:style-name="Πίνακας5.B1" office:value-type="float" office:value="36">
            <text:p text:style-name="P14">36</text:p>
          </table:table-cell>
          <table:table-cell table:style-name="Πίνακας5.B1" office:value-type="float" office:value="49">
            <text:p text:style-name="P14">49</text:p>
          </table:table-cell>
          <table:table-cell table:style-name="Πίνακας5.B1" office:value-type="float" office:value="64">
            <text:p text:style-name="P14">64</text:p>
          </table:table-cell>
          <table:table-cell table:style-name="Πίνακας5.I1" office:value-type="float" office:value="80">
            <text:p text:style-name="P14">80</text:p>
          </table:table-cell>
        </table:table-row>
        <table:table-row>
          <table:table-cell table:style-name="Πίνακας5.A2" office:value-type="string">
            <text:p text:style-name="P14">Time(<text:span text:style-name="T20">sec, </text:span>msec)</text:p>
          </table:table-cell>
          <table:table-cell table:style-name="Πίνακας5.B2" office:value-type="float" office:value="7.834">
            <text:p text:style-name="P19"><text:span text:style-name="T21">7</text:span>,8<text:span text:style-name="T21">3</text:span>4</text:p>
          </table:table-cell>
          <table:table-cell table:style-name="Πίνακας5.B2" office:value-type="float" office:value="4.645">
            <text:p text:style-name="P23"><text:span text:style-name="T21">4</text:span>,<text:span text:style-name="T21">645</text:span></text:p>
          </table:table-cell>
          <table:table-cell table:style-name="Πίνακας5.B2" office:value-type="float" office:value="3.552">
            <text:p text:style-name="P23"><text:span text:style-name="T21">3</text:span>,<text:span text:style-name="T21">552</text:span></text:p>
          </table:table-cell>
          <table:table-cell table:style-name="Πίνακας5.B2" office:value-type="float" office:value="2.149">
            <text:p text:style-name="P19"><text:span text:style-name="T21">2</text:span>,<text:span text:style-name="T21">149</text:span></text:p>
          </table:table-cell>
          <table:table-cell table:style-name="Πίνακας5.B2" office:value-type="float" office:value="1.631">
            <text:p text:style-name="P19"><text:span text:style-name="T21">1</text:span>,<text:span text:style-name="T21">631</text:span></text:p>
          </table:table-cell>
          <table:table-cell table:style-name="Πίνακας5.B2" office:value-type="float" office:value="1.138">
            <text:p text:style-name="P19"><text:span text:style-name="T21">1</text:span>,<text:span text:style-name="T21">138</text:span></text:p>
          </table:table-cell>
          <table:table-cell table:style-name="Πίνακας5.B2" office:value-type="float" office:value="0.938">
            <text:p text:style-name="P19">0,<text:span text:style-name="T21">938</text:span></text:p>
          </table:table-cell>
          <table:table-cell table:style-name="Πίνακας5.I2" office:value-type="float" office:value="0.808">
            <text:p text:style-name="P9"><text:span text:style-name="T9">0</text:span><text:span text:style-name="T8">,</text:span><text:span text:style-name="T10">808</text:span></text:p>
          </table:table-cell>
        </table:table-row>
      </table:table>
      <text:p text:style-name="P39"/>
      <text:p text:style-name="P36">5<text:span text:style-name="T14">) Μέγεθος προβλήματος: </text:span>134<text:span text:style-name="T14">40</text:span>x13440</text:p>
      <text:p text:style-name="P36"/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column table:style-name="Πίνακας6.D"/>
        <table:table-column table:style-name="Πίνακας6.E" table:number-columns-repeated="4"/>
        <table:table-column table:style-name="Πίνακας6.I"/>
        <table:table-row>
          <table:table-cell table:style-name="Πίνακας6.A1" office:value-type="string">
            <text:p text:style-name="P15"># Proc. </text:p>
          </table:table-cell>
          <table:table-cell table:style-name="Πίνακας6.B1" office:value-type="float" office:value="4">
            <text:p text:style-name="P15">4</text:p>
          </table:table-cell>
          <table:table-cell table:style-name="Πίνακας6.B1" office:value-type="float" office:value="9">
            <text:p text:style-name="P15">9</text:p>
          </table:table-cell>
          <table:table-cell table:style-name="Πίνακας6.B1" office:value-type="float" office:value="16">
            <text:p text:style-name="P15">16</text:p>
          </table:table-cell>
          <table:table-cell table:style-name="Πίνακας6.B1" office:value-type="float" office:value="25">
            <text:p text:style-name="P15">25</text:p>
          </table:table-cell>
          <table:table-cell table:style-name="Πίνακας6.B1" office:value-type="float" office:value="36">
            <text:p text:style-name="P15">36</text:p>
          </table:table-cell>
          <table:table-cell table:style-name="Πίνακας6.B1" office:value-type="float" office:value="49">
            <text:p text:style-name="P15">49</text:p>
          </table:table-cell>
          <table:table-cell table:style-name="Πίνακας6.B1" office:value-type="float" office:value="64">
            <text:p text:style-name="P15">64</text:p>
          </table:table-cell>
          <table:table-cell table:style-name="Πίνακας6.I1" office:value-type="float" office:value="80">
            <text:p text:style-name="P15">80</text:p>
          </table:table-cell>
        </table:table-row>
        <table:table-row>
          <table:table-cell table:style-name="Πίνακας6.A2" office:value-type="string">
            <text:p text:style-name="P15">Time(<text:span text:style-name="T20">sec, </text:span>msec)</text:p>
          </table:table-cell>
          <table:table-cell table:style-name="Πίνακας6.B2" office:value-type="float" office:value="31.153">
            <text:p text:style-name="P20"><text:span text:style-name="T22">31</text:span>,<text:span text:style-name="T22">153</text:span></text:p>
          </table:table-cell>
          <table:table-cell table:style-name="Πίνακας6.B2" office:value-type="float" office:value="18.415">
            <text:p text:style-name="P24"><text:span text:style-name="T22">18</text:span>,<text:span text:style-name="T22">415</text:span></text:p>
          </table:table-cell>
          <table:table-cell table:style-name="Πίνακας6.B2" office:value-type="float" office:value="14.029">
            <text:p text:style-name="P24"><text:span text:style-name="T23">14</text:span>,<text:span text:style-name="T23">029</text:span></text:p>
          </table:table-cell>
          <table:table-cell table:style-name="Πίνακας6.B2" office:value-type="float" office:value="8.416">
            <text:p text:style-name="P20"><text:span text:style-name="T24">8</text:span>,<text:span text:style-name="T21">416</text:span></text:p>
          </table:table-cell>
          <table:table-cell table:style-name="Πίνακας6.B2" office:value-type="float" office:value="6.276">
            <text:p text:style-name="P20"><text:span text:style-name="T25">6</text:span>,<text:span text:style-name="T25">276</text:span></text:p>
          </table:table-cell>
          <table:table-cell table:style-name="Πίνακας6.B2" office:value-type="float" office:value="4.346">
            <text:p text:style-name="P20"><text:span text:style-name="T25">4</text:span>,<text:span text:style-name="T25">346</text:span></text:p>
          </table:table-cell>
          <table:table-cell table:style-name="Πίνακας6.B2" office:value-type="float" office:value="3.584">
            <text:p text:style-name="P20"><text:span text:style-name="T26">3</text:span>,<text:span text:style-name="T26">584</text:span></text:p>
          </table:table-cell>
          <table:table-cell table:style-name="Πίνακας6.I2" office:value-type="float" office:value="2.955">
            <text:p text:style-name="P10"><text:span text:style-name="T11">2</text:span><text:span text:style-name="T8">,</text:span><text:span text:style-name="T11">955</text:span></text:p>
          </table:table-cell>
        </table:table-row>
      </table:table>
      <text:p text:style-name="P40"/>
      <text:p text:style-name="P36">6<text:span text:style-name="T14">) Μέγεθος προβλήματος: </text:span>2688<text:span text:style-name="T14">0</text:span>x26880</text:p>
      <text:p text:style-name="P41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column table:style-name="Πίνακας7.D"/>
        <table:table-column table:style-name="Πίνακας7.E" table:number-columns-repeated="4"/>
        <table:table-column table:style-name="Πίνακας7.I"/>
        <table:table-row>
          <table:table-cell table:style-name="Πίνακας7.A1" office:value-type="string">
            <text:p text:style-name="P16"># Proc. </text:p>
          </table:table-cell>
          <table:table-cell table:style-name="Πίνακας7.B1" office:value-type="float" office:value="4">
            <text:p text:style-name="P16">4</text:p>
          </table:table-cell>
          <table:table-cell table:style-name="Πίνακας7.B1" office:value-type="float" office:value="9">
            <text:p text:style-name="P16">9</text:p>
          </table:table-cell>
          <table:table-cell table:style-name="Πίνακας7.B1" office:value-type="float" office:value="16">
            <text:p text:style-name="P16">16</text:p>
          </table:table-cell>
          <table:table-cell table:style-name="Πίνακας7.B1" office:value-type="float" office:value="25">
            <text:p text:style-name="P16">25</text:p>
          </table:table-cell>
          <table:table-cell table:style-name="Πίνακας7.B1" office:value-type="float" office:value="36">
            <text:p text:style-name="P16">36</text:p>
          </table:table-cell>
          <table:table-cell table:style-name="Πίνακας7.B1" office:value-type="float" office:value="49">
            <text:p text:style-name="P16">49</text:p>
          </table:table-cell>
          <table:table-cell table:style-name="Πίνακας7.B1" office:value-type="float" office:value="64">
            <text:p text:style-name="P16">64</text:p>
          </table:table-cell>
          <table:table-cell table:style-name="Πίνακας7.I1" office:value-type="float" office:value="80">
            <text:p text:style-name="P16">80</text:p>
          </table:table-cell>
        </table:table-row>
        <table:table-row>
          <table:table-cell table:style-name="Πίνακας7.A2" office:value-type="string">
            <text:p text:style-name="P16">Time(<text:span text:style-name="T20">sec, </text:span>msec)</text:p>
          </table:table-cell>
          <table:table-cell table:style-name="Πίνακας7.B2" office:value-type="float" office:value="126.816">
            <text:p text:style-name="P21"><text:span text:style-name="T27">126</text:span>,<text:span text:style-name="T27">816</text:span></text:p>
          </table:table-cell>
          <table:table-cell table:style-name="Πίνακας7.B2" office:value-type="float" office:value="73.432">
            <text:p text:style-name="P25"><text:span text:style-name="T27">73</text:span>,<text:span text:style-name="T27">432</text:span></text:p>
          </table:table-cell>
          <table:table-cell table:style-name="Πίνακας7.B2" office:value-type="float" office:value="55.934">
            <text:p text:style-name="P25"><text:span text:style-name="T27">55</text:span>,<text:span text:style-name="T27">934</text:span></text:p>
          </table:table-cell>
          <table:table-cell table:style-name="Πίνακας7.B2" office:value-type="float" office:value="33.444">
            <text:p text:style-name="P21"><text:span text:style-name="T27">33</text:span>,<text:span text:style-name="T27">444</text:span></text:p>
          </table:table-cell>
          <table:table-cell table:style-name="Πίνακας7.B2" office:value-type="float" office:value="24.97">
            <text:p text:style-name="P21"><text:span text:style-name="T27">24</text:span>,<text:span text:style-name="T27">970</text:span></text:p>
          </table:table-cell>
          <table:table-cell table:style-name="Πίνακας7.B2" office:value-type="float" office:value="17.14">
            <text:p text:style-name="P21"><text:span text:style-name="T28">17</text:span>,<text:span text:style-name="T28">140</text:span></text:p>
          </table:table-cell>
          <table:table-cell table:style-name="Πίνακας7.B2" office:value-type="float" office:value="14.087">
            <text:p text:style-name="P21"><text:span text:style-name="T29">14</text:span>,<text:span text:style-name="T29">087</text:span></text:p>
          </table:table-cell>
          <table:table-cell table:style-name="Πίνακας7.I2" office:value-type="float" office:value="11.317">
            <text:p text:style-name="P11"><text:span text:style-name="T12">11</text:span><text:span text:style-name="T8">,</text:span><text:span text:style-name="T12">317</text:span></text:p>
          </table:table-cell>
        </table:table-row>
      </table:table>
      <text:p text:style-name="P44"/>
      <text:p text:style-name="P43"><text:span text:style-name="T30">Β) Με την </text:span><text:span text:style-name="T13">MPI_Allreduce </text:span><text:span text:style-name="T15">απενεργοποιημένη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2:25:24.983000000</meta:creation-date>
    <dc:date>2021-09-27T21:09:06.529000000</dc:date>
    <meta:editing-duration>PT2H14M12S</meta:editing-duration>
    <meta:editing-cycles>50</meta:editing-cycles>
    <meta:generator>LibreOffice/5.3.7.2$Windows_X86_64 LibreOffice_project/6b8ed514a9f8b44d37a1b96673cbbdd077e24059</meta:generator>
    <meta:document-statistic meta:table-count="7" meta:image-count="0" meta:object-count="0" meta:page-count="2" meta:paragraph-count="137" meta:word-count="393" meta:character-count="2307" meta:non-whitespace-character-count="2044"/>
  </office:meta>
</office:document-meta>
</file>